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Question 5:<text:s/></text:span><text:span text:style-name="T3">Write a program to check<text:s/></text:span><text:span text:style-name="T4">if</text:span><text:span text:style-name="T5"><text:s/>a number is greater than 100.</text:span></text:p>
      <text:p text:style-name="P6"/>
      <text:p text:style-name="P7">#include &lt;iostream&gt;</text:p>
      <text:p text:style-name="P8">Using namespace std;</text:p>
      <text:p text:style-name="P9"/>
      <text:p text:style-name="P10">int main() {</text:p>
      <text:p text:style-name="P11"><text:s text:c="4"/>int number;</text:p>
      <text:p text:style-name="P12"><text:s text:c="4"/>cout &lt;&lt; “Enter a number: “;</text:p>
      <text:p text:style-name="P13"><text:s text:c="4"/>cin &gt;&gt; number;</text:p>
      <text:p text:style-name="P14"/>
      <text:p text:style-name="P15"><text:s text:c="4"/>if<text:s/><text:s/>(number &gt; 100) {</text:p>
      <text:p text:style-name="P16"><text:s text:c="8"/>cout &lt;&lt; “The number is greater than 100.” &lt;&lt; endl;</text:p>
      <text:p text:style-name="P17"><text:s text:c="4"/>}</text:p>
      <text:p text:style-name="P18"><text:s text:c="4"/>Return 0;</text:p>
      <text:p text:style-name="P19">}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5:02:00Z</meta:creation-date>
    <dc:date>2024-12-23T05:02:00Z</dc:date>
    <meta:template xlink:href="Normal.dotm" xlink:type="simple"/>
    <meta:editing-cycles>7</meta:editing-cycles>
    <meta:editing-duration>PT180S</meta:editing-duration>
    <meta:document-statistic meta:page-count="1" meta:paragraph-count="1" meta:word-count="44" meta:character-count="300" meta:row-count="2" meta:non-whitespace-character-count="257"/>
  </office:meta>
</office:document-meta>
</file>